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0c5d3" officeooo:paragraph-rsid="0010c5d3"/>
    </style:style>
    <style:style style:name="P2" style:family="paragraph" style:parent-style-name="Text_20_body" style:list-style-name="L1"/>
    <style:style style:name="P3" style:family="paragraph" style:parent-style-name="Text_20_body" style:list-style-name="L2">
      <style:text-properties officeooo:rsid="0010c5d3" officeooo:paragraph-rsid="0010c5d3"/>
    </style:style>
    <style:style style:name="P4" style:family="paragraph" style:parent-style-name="Text_20_body" style:list-style-name="L2">
      <style:text-properties officeooo:paragraph-rsid="0010c5d3"/>
    </style:style>
    <style:style style:name="P5" style:family="paragraph" style:parent-style-name="Text_20_body" style:list-style-name="L2">
      <style:text-properties fo:font-weight="bold" officeooo:paragraph-rsid="0010c5d3" style:font-weight-asian="bold" style:font-weight-complex="bold"/>
    </style:style>
    <style:style style:name="T1" style:family="text">
      <style:text-properties officeooo:rsid="0010c5d3"/>
    </style:style>
    <style:style style:name="T2" style:family="text">
      <style:text-properties fo:font-weight="normal" style:font-weight-asian="normal" style:font-weight-complex="normal"/>
    </style:style>
    <style:style style:name="T3" style:family="text">
      <style:text-properties fo:font-weight="normal" officeooo:rsid="0010c5d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ANT4 Geometry</text:p>
      <text:p text:style-name="P1"/>
      <text:p text:style-name="P1">Rotation and Translation</text:p>
      <text:p text:style-name="P1"/>
      <text:list xml:id="list3856154420316426932" text:style-name="L2">
        <text:list-item>
          <text:p text:style-name="P3">The relative position of a solid can be described by:</text:p>
        </text:list-item>
        <text:list-item>
          <text:p text:style-name="P4"><text:span text:style-name="T1">Either by giving a rotation matrix and translation vector that are used to transform the coordinate system of the second solid to the coordinate system of the first solid. This is called the </text:span><text:span text:style-name="Emphasis"><text:span text:style-name="T1">passive</text:span></text:span><text:span text:style-name="T1"> method. </text:span></text:p>
          <text:list>
            <text:list-item>
              <text:p text:style-name="P4">the translation is applied first to move the origin of coordinates. Then the rotation is used to rotate the coordinate system of the second solid to the coordinate system of the first. </text:p>
            </text:list-item>
            <text:list-item>
              <text:p text:style-name="P5"><text:span text:style-name="T2">Note that the first constructor that takes a pointer to the rotation-matrix, </text:span><text:span text:style-name="T3">it</text:span><text:span text:style-name="T2"> does NOT copy it. Therefore once used a rotation-matrix to construct a Boolean solid, it must NOT be modified.</text:span></text:p>
            </text:list-item>
          </text:list>
        </text:list-item>
      </text:list>
      <text:list xml:id="list5928058397363109511" text:style-name="L1">
        <text:list-item>
          <text:p text:style-name="P2">Or by creating a transformation that moves the second solid from its desired position to its standard position, e.g., a box's standard position is with its centre at the origin and sides parallel to the three axes. This is called the <text:span text:style-name="Emphasis">active</text:span> method.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sley Ford</meta:initial-creator>
    <meta:creation-date>2014-08-19T15:26:14.366724222</meta:creation-date>
    <dc:date>2014-08-19T15:46:21.369146728</dc:date>
    <dc:creator>Wesley Ford</dc:creator>
    <meta:editing-duration>PT4M44S</meta:editing-duration>
    <meta:editing-cycles>4</meta:editing-cycles>
    <meta:generator>LibreOffice/4.2.6.2$Linux_X86_64 LibreOffice_project/420$Build-2</meta:generator>
    <meta:document-statistic meta:table-count="0" meta:image-count="0" meta:object-count="0" meta:page-count="1" meta:paragraph-count="7" meta:word-count="162" meta:character-count="928" meta:non-whitespace-character-count="775"/>
  </office:meta>
</office:document-meta>
</file>